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FreeSans2" svg:font-family="FreeSans" style:font-family-generic="modern" style:font-pitch="fixed"/>
    <style:font-face style:name="Courier New" svg:font-family="'Courier New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eeffcc"/>
      <style:paragraph-properties style:line-height-at-least="0.1929in" fo:background-color="#eeffcc" fo:padding="0.0555in" fo:border="0.74pt solid #aacc99"/>
      <style:text-properties fo:color="#333333" fo:font-size="11.5pt" officeooo:paragraph-rsid="001da0b2" style:font-size-asian="11.5pt" style:font-size-complex="11.5pt"/>
    </style:style>
    <style:style style:name="P2" style:family="paragraph" style:parent-style-name="HTML_20_Preformatted">
      <loext:graphic-properties draw:fill="solid" draw:fill-color="#eeffcc"/>
      <style:paragraph-properties style:line-height-at-least="0.1929in" fo:background-color="#eeffcc" fo:padding="0.0555in" fo:border="0.74pt solid #aacc99"/>
      <style:text-properties fo:color="#333333" fo:font-size="11.5pt" officeooo:paragraph-rsid="001da0b2" style:font-size-asian="11.5pt" style:font-size-complex="11.5pt"/>
    </style:style>
    <style:style style:name="T1" style:family="text">
      <style:text-properties officeooo:rsid="001da0b2"/>
    </style:style>
    <style:style style:name="T2" style:family="text">
      <style:text-properties officeooo:rsid="001f63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quiTable</text:span>/ <text:s text:c="21"/>Top-level package</text:p>
      <text:p text:style-name="P1"><text:s text:c="6"/>__init__.py <text:s text:c="14"/>Initialize the sound package</text:p>
      <text:p text:style-name="P1"><text:s text:c="6"/><text:span text:style-name="T2">input</text:span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FreeSans2" svg:font-family="FreeSans" style:font-family-generic="modern" style:font-pitch="fixed"/>
    <style:font-face style:name="Courier New" svg:font-family="'Courier New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2T21:02:52.512617475</dc:date>
    <meta:editing-duration>PT6M28S</meta:editing-duration>
    <meta:editing-cycles>2</meta:editing-cycles>
    <meta:generator>LibreOffice/6.2.0.3$Linux_X86_64 LibreOffice_project/20$Build-3</meta:generator>
    <meta:document-statistic meta:table-count="0" meta:image-count="0" meta:object-count="0" meta:page-count="1" meta:paragraph-count="4" meta:word-count="9" meta:character-count="121" meta:non-whitespace-character-count="67"/>
  </office:meta>
</office:document-meta>
</file>